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af53" officeooo:paragraph-rsid="001caf53"/>
    </style:style>
    <style:style style:name="P2" style:family="paragraph" style:parent-style-name="Standard">
      <style:text-properties officeooo:rsid="001d955a" officeooo:paragraph-rsid="001d955a"/>
    </style:style>
    <style:style style:name="P3" style:family="paragraph" style:parent-style-name="Standard">
      <style:text-properties officeooo:rsid="001e60c2" officeooo:paragraph-rsid="001e60c2"/>
    </style:style>
    <style:style style:name="P4" style:family="paragraph" style:parent-style-name="Standard">
      <style:text-properties officeooo:rsid="001f3110" officeooo:paragraph-rsid="001f3110"/>
    </style:style>
    <style:style style:name="P5" style:family="paragraph" style:parent-style-name="Standard">
      <style:text-properties officeooo:rsid="001f3110" officeooo:paragraph-rsid="001f31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s for references :</text:p>
      <text:p text:style-name="P1"/>
      <text:p text:style-name="P1">django user model - <text:a xlink:type="simple" xlink:href="https://docs.djangoproject.com/en/3.2/ref/contrib/auth/" text:style-name="Internet_20_link" text:visited-style-name="Visited_20_Internet_20_Link">https://docs.djangoproject.com/en/3.2/ref/contrib/auth/</text:a></text:p>
      <text:p text:style-name="P2">Cors header - <text:a xlink:type="simple" xlink:href="https://pypi.org/project/django-cors-headers/" text:style-name="Internet_20_link" text:visited-style-name="Visited_20_Internet_20_Link">https://pypi.org/project/django-cors-headers/</text:a></text:p>
      <text:p text:style-name="P3">Status (To throw an error when we try to add user with same login details) - <text:a xlink:type="simple" xlink:href="https://www.django-rest-framework.org/api-guide/status-codes/" text:style-name="Internet_20_link" text:visited-style-name="Visited_20_Internet_20_Link">https://www.django-rest-framework.org/api-guide/status-codes/</text:a></text:p>
      <text:p text:style-name="P3"/>
      <text:p text:style-name="P4">django signals- <text:a xlink:type="simple" xlink:href="https://docs.djangoproject.com/en/3.2/topics/signals/" text:style-name="Internet_20_link" text:visited-style-name="Visited_20_Internet_20_Link">https://docs.djangoproject.com/en/3.2/topics/signals/</text:a></text:p>
      <text:p text:style-name="P4">pre_save &amp; post_save signal</text:p>
      <text:p text:style-name="P4"/>
      <text:p text:style-name="P4">https://devcenter.heroku.com/articles/deploying-pyth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9T22:22:35.164859658</meta:creation-date>
    <dc:date>2021-08-02T03:25:02.352216792</dc:date>
    <meta:editing-duration>PT34M2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7" meta:word-count="38" meta:character-count="444" meta:non-whitespace-character-count="413"/>
  </office:meta>
</office:document-meta>
</file>